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0.75mm"/>
    </style:style>
    <style:style style:name="co2" style:family="table-column">
      <style:table-column-properties fo:break-before="auto" style:column-width="40.36mm"/>
    </style:style>
    <style:style style:name="co3" style:family="table-column">
      <style:table-column-properties fo:break-before="auto" style:column-width="89.6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9d9d9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2" table:default-cell-style-name="ce1"/>
        <table:table-column table:style-name="co4" table:default-cell-style-name="ce2"/>
        <table:table-column table:style-name="co5" table:number-columns-repeated="1013" table:default-cell-style-name="ce1"/>
        <table:table-row table:style-name="ro1">
          <table:table-cell office:value-type="string" calcext:value-type="string">
            <text:p>imagen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nombreProducto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oferta</text:p>
          </table:table-cell>
          <table:table-cell office:value-type="string" calcext:value-type="string">
            <text:p>preci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G-20230424-WA0031</text:p>
          </table:table-cell>
          <table:table-cell office:value-type="string" calcext:value-type="string">
            <text:p>pestañas y cejas </text:p>
          </table:table-cell>
          <table:table-cell table:style-name="Default" office:value-type="string" calcext:value-type="string">
            <text:p>pestañas pxp mix nagaraku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2140" calcext:value-type="float">
            <text:p>21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oches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broche acrilico para capsulas 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office:value-type="float" office:value="130" calcext:value-type="float">
            <text:p>1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318_103332</text:p>
          </table:table-cell>
          <table:table-cell office:value-type="string" calcext:value-type="string">
            <text:p>maquillaje</text:p>
          </table:table-cell>
          <table:table-cell table:style-name="Default" office:value-type="string" calcext:value-type="string">
            <text:p>brocha de maquilleje x 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321_190416</text:p>
          </table:table-cell>
          <table:table-cell office:value-type="string" calcext:value-type="string">
            <text:p>organizadores</text:p>
          </table:table-cell>
          <table:table-cell table:style-name="Default" office:value-type="string" calcext:value-type="string">
            <text:p>porta pincel de acrilico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330" calcext:value-type="float">
            <text:p>13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25_105827</text:p>
          </table:table-cell>
          <table:table-cell office:value-type="string" calcext:value-type="string">
            <text:p>electronico</text:p>
          </table:table-cell>
          <table:table-cell table:style-name="Default" office:value-type="string" calcext:value-type="string">
            <text:p>secador de pestñas <text:s/>ventilador para pestañas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3800" calcext:value-type="float">
            <text:p>38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29_100914</text:p>
          </table:table-cell>
          <table:table-cell office:value-type="string" calcext:value-type="string">
            <text:p>cuidado personal</text:p>
          </table:table-cell>
          <table:table-cell table:style-name="Default" office:value-type="string" calcext:value-type="string">
            <text:p>mascarilla de colageno para ojeras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60" calcext:value-type="float">
            <text:p>1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rpientestrass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aplique de serpiente decoracion <text:s/>para uña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230" calcext:value-type="float">
            <text:p>2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103_162815</text:p>
          </table:table-cell>
          <table:table-cell office:value-type="string" calcext:value-type="string">
            <text:p>electronico</text:p>
          </table:table-cell>
          <table:table-cell table:style-name="Default" office:value-type="string" calcext:value-type="string">
            <text:p>mini cambina boom 6w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1860" calcext:value-type="float">
            <text:p>18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25_105924</text:p>
          </table:table-cell>
          <table:table-cell office:value-type="string" calcext:value-type="string">
            <text:p>pestañas y cejas </text:p>
          </table:table-cell>
          <table:table-cell table:style-name="Default" office:value-type="string" calcext:value-type="string">
            <text:p>cepillo p/ pestañas 10 u. 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office:value-type="float" office:value="170" calcext:value-type="float">
            <text:p>1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22_105036</text:p>
          </table:table-cell>
          <table:table-cell office:value-type="string" calcext:value-type="string">
            <text:p>organizadores</text:p>
          </table:table-cell>
          <table:table-cell table:style-name="Default" office:value-type="string" calcext:value-type="string">
            <text:p>apoya manos <text:s/>de madera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2500" calcext:value-type="float">
            <text:p>2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30_173552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tips city girls <text:s/>240 u flexibles 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1820" calcext:value-type="float">
            <text:p>18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24_161903</text:p>
          </table:table-cell>
          <table:table-cell office:value-type="string" calcext:value-type="string">
            <text:p>electronico</text:p>
          </table:table-cell>
          <table:table-cell table:style-name="Default" office:value-type="string" calcext:value-type="string">
            <text:p>lampara de escritorio luz blanc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3850" calcext:value-type="float">
            <text:p>38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25_121210</text:p>
          </table:table-cell>
          <table:table-cell office:value-type="string" calcext:value-type="string">
            <text:p>pestañas y cejas </text:p>
          </table:table-cell>
          <table:table-cell table:style-name="Default" office:value-type="string" calcext:value-type="string">
            <text:p>pestañas tipo ramito x 36 u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600" calcext:value-type="float">
            <text:p>6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kn-77661-824c7c03bc6db6c01516794923718692-640-0</text:p>
          </table:table-cell>
          <table:table-cell office:value-type="string" calcext:value-type="string">
            <text:p>organizadores</text:p>
          </table:table-cell>
          <table:table-cell table:style-name="Default" office:value-type="string" calcext:value-type="string">
            <text:p>album p/sticker entran 80 u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400" calcext:value-type="float">
            <text:p>14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321_190530</text:p>
          </table:table-cell>
          <table:table-cell office:value-type="string" calcext:value-type="string">
            <text:p>organizadores</text:p>
          </table:table-cell>
          <table:table-cell table:style-name="Default" office:value-type="string" calcext:value-type="string">
            <text:p>bandeja esterilizadora color ros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710" calcext:value-type="float">
            <text:p>27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203_182359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esmates charm reflectivos 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office:value-type="float" office:value="800" calcext:value-type="float">
            <text:p>8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24_161651</text:p>
          </table:table-cell>
          <table:table-cell office:value-type="string" calcext:value-type="string">
            <text:p>pestañas y cejas </text:p>
          </table:table-cell>
          <table:table-cell table:style-name="Default" office:value-type="string" calcext:value-type="string">
            <text:p>cinta p/ pestaña hipoaleargenica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320" calcext:value-type="float">
            <text:p>3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17_094915</text:p>
          </table:table-cell>
          <table:table-cell office:value-type="string" calcext:value-type="string">
            <text:p>electronico</text:p>
          </table:table-cell>
          <table:table-cell table:style-name="Default" office:value-type="string" calcext:value-type="string">
            <text:p>aro luz <text:s/>led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700" calcext:value-type="float">
            <text:p>7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24_154231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brocha/polvo color surtido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550" calcext:value-type="float">
            <text:p>5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25_105957</text:p>
          </table:table-cell>
          <table:table-cell office:value-type="string" calcext:value-type="string">
            <text:p>pestañas y cejas </text:p>
          </table:table-cell>
          <table:table-cell table:style-name="Default" office:value-type="string" calcext:value-type="string">
            <text:p>shampo/pestañas lash original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910" calcext:value-type="float">
            <text:p>9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504_103507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corta cuticula <text:s/>eloise met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03_181017</text:p>
          </table:table-cell>
          <table:table-cell office:value-type="string" calcext:value-type="string">
            <text:p>pestañas y cejas </text:p>
          </table:table-cell>
          <table:table-cell table:style-name="Default" office:value-type="string" calcext:value-type="string">
            <text:p>micro-hisopos <text:s/>x 50 u surtido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730" calcext:value-type="float">
            <text:p>7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320_191707</text:p>
          </table:table-cell>
          <table:table-cell office:value-type="string" calcext:value-type="string">
            <text:p>electronico</text:p>
          </table:table-cell>
          <table:table-cell table:style-name="Default" office:value-type="string" calcext:value-type="string">
            <text:p>linterna chica <text:s/>uv color surtido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1270" calcext:value-type="float">
            <text:p>12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320_192214</text:p>
          </table:table-cell>
          <table:table-cell office:value-type="string" calcext:value-type="string">
            <text:p>pestañas y cejas </text:p>
          </table:table-cell>
          <table:table-cell table:style-name="Default" office:value-type="string" calcext:value-type="string">
            <text:p>pestaña magnetica medidas surtidas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1910" calcext:value-type="float">
            <text:p>19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320_185642</text:p>
          </table:table-cell>
          <table:table-cell office:value-type="string" calcext:value-type="string">
            <text:p>electronico</text:p>
          </table:table-cell>
          <table:table-cell table:style-name="Default" office:value-type="string" calcext:value-type="string">
            <text:p>cabina-eloise 48w color surtido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6500" calcext:value-type="float">
            <text:p>6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24_175101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polygel navi <text:s/>30 ml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2300" calcext:value-type="float">
            <text:p>23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G_20230404_195552_746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mini palitos con punta de algodón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360" calcext:value-type="float">
            <text:p>3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G_20230404_195552_928</text:p>
          </table:table-cell>
          <table:table-cell office:value-type="string" calcext:value-type="string">
            <text:p>pestañas y cejas </text:p>
          </table:table-cell>
          <table:table-cell table:style-name="Default" office:value-type="string" calcext:value-type="string">
            <text:p>pinza lisa para pestañas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500" calcext:value-type="float">
            <text:p>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29_101015</text:p>
          </table:table-cell>
          <table:table-cell office:value-type="string" calcext:value-type="string">
            <text:p>maquillaje</text:p>
          </table:table-cell>
          <table:table-cell table:style-name="Default" office:value-type="string" calcext:value-type="string">
            <text:p>paleta de sombra x 9 colores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450" calcext:value-type="float">
            <text:p>14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29_100954</text:p>
          </table:table-cell>
          <table:table-cell office:value-type="string" calcext:value-type="string">
            <text:p>maquillaje</text:p>
          </table:table-cell>
          <table:table-cell table:style-name="Default" office:value-type="string" calcext:value-type="string">
            <text:p>base <text:s/>fit me 24h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700" calcext:value-type="float">
            <text:p>7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29_101055</text:p>
          </table:table-cell>
          <table:table-cell office:value-type="string" calcext:value-type="string">
            <text:p>maquillaje</text:p>
          </table:table-cell>
          <table:table-cell table:style-name="Default" office:value-type="string" calcext:value-type="string">
            <text:p>paleta de sombra pink 21 x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970" calcext:value-type="float">
            <text:p>9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29_100828</text:p>
          </table:table-cell>
          <table:table-cell office:value-type="string" calcext:value-type="string">
            <text:p>cuidado personal</text:p>
          </table:table-cell>
          <table:table-cell table:style-name="Default" office:value-type="string" calcext:value-type="string">
            <text:p>mascarilla puntos p/ negros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29_100815</text:p>
          </table:table-cell>
          <table:table-cell office:value-type="string" calcext:value-type="string">
            <text:p>cuidado personal</text:p>
          </table:table-cell>
          <table:table-cell table:style-name="Default" office:value-type="string" calcext:value-type="string">
            <text:p>mascarilla para rostro natural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360" calcext:value-type="float">
            <text:p>3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26_182328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apliques cola de sirena surtido x 1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office:value-type="float" office:value="130" calcext:value-type="float">
            <text:p>1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b7695bae86e0e89ecf5b17caffec7a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pincel esponja <text:s/>surtido x 1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910" calcext:value-type="float">
            <text:p>9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28_101849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tips para pies <text:s/>x500u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1850" calcext:value-type="float">
            <text:p>18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26_180348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plancha de tips city x24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office:value-type="float" office:value="290" calcext:value-type="float">
            <text:p>2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26_144107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esmalte semi navi cover pink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1450" calcext:value-type="float">
            <text:p>14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25_121310</text:p>
          </table:table-cell>
          <table:table-cell office:value-type="string" calcext:value-type="string">
            <text:p>pestañas y cejas </text:p>
          </table:table-cell>
          <table:table-cell table:style-name="Default" office:value-type="string" calcext:value-type="string">
            <text:p>pestañas pxp nagaraku color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830" calcext:value-type="float">
            <text:p>18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24_160301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polvo efecto power multicolor paris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770" calcext:value-type="float">
            <text:p>7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24_160048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top o base navi 15 ml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1850" calcext:value-type="float">
            <text:p>18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24_160327.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strass multicoles carrusel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330" calcext:value-type="float">
            <text:p>3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24_153715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strass plateado 1440 pc surtido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680" calcext:value-type="float">
            <text:p>6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503_182935</text:p>
          </table:table-cell>
          <table:table-cell office:value-type="string" calcext:value-type="string">
            <text:p>organizadores</text:p>
          </table:table-cell>
          <table:table-cell table:style-name="Default" office:value-type="string" calcext:value-type="string">
            <text:p>canasto <text:s/>color nude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360" calcext:value-type="float">
            <text:p>3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503_182956</text:p>
          </table:table-cell>
          <table:table-cell office:value-type="string" calcext:value-type="string">
            <text:p>organizadores</text:p>
          </table:table-cell>
          <table:table-cell table:style-name="Default" office:value-type="string" calcext:value-type="string">
            <text:p>canasto <text:s/>rosa grande 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450" calcext:value-type="float">
            <text:p>4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G_20230503_203049_999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top o base cherimoya 15 ml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1850" calcext:value-type="float">
            <text:p>18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503_180914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ultrabon, primer o ph cherimoya consultar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1850" calcext:value-type="float">
            <text:p>18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503_181315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charm limit aprobado base coat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office:value-type="float" office:value="1000" calcext:value-type="float">
            <text:p>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503_181315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charm limit aprobado top cristal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office:value-type="float" office:value="1000" calcext:value-type="float">
            <text:p>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503_181315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charm limit aprobado top coat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 office:value-type="float" office:value="1000" calcext:value-type="float">
            <text:p>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503_142430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esmalte semi charm9 ml consultar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 office:value-type="float" office:value="430" calcext:value-type="float">
            <text:p>4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503_130240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esmalte semi charm10 ml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office:value-type="float" office:value="500" calcext:value-type="float">
            <text:p>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503_125108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picel liner <text:s/>x3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470" calcext:value-type="float">
            <text:p>4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502_135552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sanitizante lfme120 ml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580" calcext:value-type="float">
            <text:p>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502_134925</text:p>
          </table:table-cell>
          <table:table-cell office:value-type="string" calcext:value-type="string">
            <text:p>pestañas y cejas </text:p>
          </table:table-cell>
          <table:table-cell table:style-name="Default" office:value-type="string" calcext:value-type="string">
            <text:p>pegamento nagaraku clear 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3330" calcext:value-type="float">
            <text:p>33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502_131529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pincel lengua de gato <text:s/>n8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390" calcext:value-type="float">
            <text:p>3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502_131419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pincel para gel n 8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360" calcext:value-type="float">
            <text:p>3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502_131354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pincel para esculpida n 8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360" calcext:value-type="float">
            <text:p>3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24_155132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aceite cherimoya premiun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580" calcext:value-type="float">
            <text:p>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24_154859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primer las varanos con o sin acido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540" calcext:value-type="float">
            <text:p>5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24_155206.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polimero qbd 30 gr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660" calcext:value-type="float">
            <text:p>6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14_094753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compresas x 10color surtido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830" calcext:value-type="float">
            <text:p>8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14_101844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pinturas tei 10 ml consultar color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office:value-type="float" office:value="450" calcext:value-type="float">
            <text:p>4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24_155254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cintas decovarios colores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24_155340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perfec liner universal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320" calcext:value-type="float">
            <text:p>3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24_155358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pega foil las varanos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440" calcext:value-type="float">
            <text:p>4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24_155905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fesa pulidora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office:value-type="float" office:value="400" calcext:value-type="float">
            <text:p>4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504_103641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tijera curvaeloise metal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480" calcext:value-type="float">
            <text:p>4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504_134729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cabina con soporte 48 w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7940" calcext:value-type="float">
            <text:p>79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24_153615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set liner x 3brillo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770" calcext:value-type="float">
            <text:p>7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14_135631</text:p>
          </table:table-cell>
          <table:table-cell office:value-type="string" calcext:value-type="string">
            <text:p>pestañas y cejas </text:p>
          </table:table-cell>
          <table:table-cell table:style-name="Default" office:value-type="string" calcext:value-type="string">
            <text:p>pegamento nagaraku blanco o negro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3000" calcext:value-type="float">
            <text:p>3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414_121654</text:p>
          </table:table-cell>
          <table:table-cell office:value-type="string" calcext:value-type="string">
            <text:p>manicura y pedicura</text:p>
          </table:table-cell>
          <table:table-cell table:style-name="Default" office:value-type="string" calcext:value-type="string">
            <text:p>barbijos x 10 consultar color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200" calcext:value-type="float">
            <text:p>200</text:p>
          </table:table-cell>
          <table:table-cell table:number-columns-repeated="1013"/>
        </table:table-row>
        <table:table-row table:style-name="ro1" table:number-rows-repeated="1048502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meta:initial-creator>Rosa Luz</meta:initial-creator>
    <meta:creation-date>2023-04-24T10:59:38Z</meta:creation-date>
    <dc:date>2023-05-12T12:23:55.413000000</dc:date>
    <meta:editing-cycles>6</meta:editing-cycles>
    <meta:editing-duration>PT23M55S</meta:editing-duration>
    <meta:document-statistic meta:table-count="1" meta:cell-count="370" meta:object-count="0"/>
  </office:meta>
</office:document-meta>
</file>